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8a9" officeooo:paragraph-rsid="00142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p(array, int_multiplier) – interpolate</text:p>
      <text:p text:style-name="P1">decimate(array, int_divider) - decima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9T16:35:32.047000000</meta:creation-date>
    <dc:date>2024-08-09T16:37:00.067000000</dc:date>
    <meta:editing-duration>PT1M28S</meta:editing-duration>
    <meta:editing-cycles>1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2" meta:word-count="7" meta:character-count="82" meta:non-whitespace-character-count="76"/>
  </office:meta>
</office:document-meta>
</file>